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cba" officeooo:paragraph-rsid="00065cba"/>
    </style:style>
    <style:style style:name="P2" style:family="paragraph" style:parent-style-name="Standard">
      <style:text-properties officeooo:rsid="0007ac3f" officeooo:paragraph-rsid="0007ac3f"/>
    </style:style>
    <style:style style:name="P3" style:family="paragraph" style:parent-style-name="Standard">
      <style:text-properties officeooo:rsid="0009d2c6" officeooo:paragraph-rsid="0009d2c6"/>
    </style:style>
    <style:style style:name="P4" style:family="paragraph" style:parent-style-name="Standard">
      <style:text-properties officeooo:rsid="000b3c01" officeooo:paragraph-rsid="000b3c01"/>
    </style:style>
    <style:style style:name="T1" style:family="text">
      <style:text-properties officeooo:rsid="000b5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is this program writen?</text:p>
      <text:p text:style-name="P2">This is a game made for entertainment for the christmas seasson 2021</text:p>
      <text:p text:style-name="P2">Made for fun to get som retrospect of the norwiegan mjuaffaspilet on morden systems and operatingsystems.</text:p>
      <text:p text:style-name="P1"/>
      <text:p text:style-name="P1">What are the specifikations?</text:p>
      <text:p text:style-name="P1">Cpu: Intel core m5</text:p>
      <text:p text:style-name="P1">Ram: 8gb</text:p>
      <text:p text:style-name="P1">Gpu: intel hd 520</text:p>
      <text:p text:style-name="P3">OS: Win 10 and ubuntu 20.04 +</text:p>
      <text:p text:style-name="P4">APIS: Vulkan support. .<text:span text:style-name="T1">net 4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8T22:52:57.021948785</meta:creation-date>
    <meta:generator>LibreOffice/7.2.1.2$Linux_X86_64 LibreOffice_project/20$Build-2</meta:generator>
    <dc:date>2021-10-18T22:57:37.940486389</dc:date>
    <meta:editing-duration>PT4M52S</meta:editing-duration>
    <meta:editing-cycles>6</meta:editing-cycles>
    <meta:document-statistic meta:table-count="0" meta:image-count="0" meta:object-count="0" meta:page-count="1" meta:paragraph-count="9" meta:word-count="59" meta:character-count="328" meta:non-whitespace-character-count="278"/>
  </office:meta>
</office:document-meta>
</file>